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Liberation Sans" fo:font-size="14pt" style:font-size-asian="14pt" style:font-size-complex="14pt"/>
    </style:style>
    <style:style style:name="P3" style:family="paragraph" style:parent-style-name="Standard">
      <style:text-properties style:font-name="Liberation Sans" fo:font-size="14pt" style:font-size-asian="14pt" style:font-size-complex="14pt" style:font-weight-complex="bold"/>
    </style:style>
    <style:style style:name="P4" style:family="paragraph" style:parent-style-name="Standard" style:master-page-name="MP0">
      <style:paragraph-properties style:page-number="auto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Liberation Sans" fo:font-size="14pt" fo:font-weight="normal" officeooo:rsid="000dd970" officeooo:paragraph-rsid="000dd970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Liberation Sans" fo:font-size="14pt" fo:font-weight="normal" officeooo:rsid="000f795e" officeooo:paragraph-rsid="000f795e" style:font-size-asian="14pt" style:font-weight-asian="normal" style:font-size-complex="14pt" style:font-weight-complex="normal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obre el texto del estándar ISO/IEC 7498-1 / ITU-T X200:</text:p>
      <text:p text:style-name="P1"/>
      <text:p text:style-name="P1">1. Estructura del documento del estándar :</text:p>
      <text:p text:style-name="P1">a) ¿qué apartados tiene?</text:p>
      <text:p text:style-name="P1"/>
      <text:p text:style-name="P2">Un título, un prefacio, una tabla en la que se muestran las recomendaciones de la serie x, redes de comunicación de datos e interconexión de sistemas abiertos, el índice, un resumen y ya vendría el contenido del estándar.</text:p>
      <text:p text:style-name="P2">En el final hay dos anexos, el anexo A donde te viene una breve explicación sobre la elección de las capas y anexo B que es un índice alfabético.</text:p>
      <text:p text:style-name="P2"><text:s/></text:p>
      <text:p text:style-name="P1">b) ¿cuáles serán generales de todos los estándares y cuales específicos de este?</text:p>
      <text:p text:style-name="P1"/>
      <text:p text:style-name="P2">El título, el prefacio, los anexos, el resumen y el índice. Específicos el contenido.</text:p>
      <text:p text:style-name="P1"/>
      <text:p text:style-name="P1">c) ¿siguen algún orden los específicos?</text:p>
      <text:p text:style-name="P1"/>
      <text:p text:style-name="P2"/>
      <text:p text:style-name="P1"/>
      <text:p text:style-name="P1">2. ¿Qué tipo de información se especifica en el "Prefacio" o preámbulo?</text:p>
      <text:p text:style-name="P1"/>
      <text:p text:style-name="P2">El prefacio introduce las organizaciones que han participado en el desarrollo de este estandar y cómo estas han aprobado dicho estándar. Las recomendaciones las aprueban estas organizaciones.</text:p>
      <text:p text:style-name="P1"/>
      <text:p text:style-name="P1">3. ¿Qué organizaciones han participado en el desarrollo de este estándar?</text:p>
      <text:p text:style-name="P1"/>
      <text:p text:style-name="P2">La ISO/CEI (International Organization for Standardization), la UIT (Unión Internacional de Telecomunicaciones) y la CMNT.</text:p>
      <text:p text:style-name="P1"/>
      <text:p text:style-name="P1">4. ¿Qué se indica en la introducción o resumen iniciales?</text:p>
      <text:p text:style-name="P1"/>
      <text:p text:style-name="P2">Se indica que proporciona el modelo de referencia por capas OSI e indica también quién elaboró el texto y el objetivo de este.</text:p>
      <text:p text:style-name="P1"/>
      <text:p text:style-name="P1">5. ¿Qué se indica en el objeto y campo de aplicación?</text:p>
      <text:p text:style-name="P1"/>
      <text:p text:style-name="P2">Se indica el modelo de referencia básico, la finalidad del modelo, las clausulas, los aspectos básicos y las normas del modelo.</text:p>
      <text:p text:style-name="P1"/>
      <text:p text:style-name="P1">6. ¿Por qué crees que todos los párrafos tienen un número de apartado?</text:p>
      <text:p text:style-name="P3"><text:soft-page-break/>Al ser un documento denso, la división por apartados ayuda a la comprensión del mismo, además de que cada punto refleja ideas diferentes.</text:p>
      <text:p text:style-name="P1"/>
      <text:p text:style-name="P1">7. ¿Qué contiene el apartado definiciones de un estándar?</text:p>
      <text:p text:style-name="P1"/>
      <text:p text:style-name="P3">Explicaciones de los términos para facilitar las referencias.</text:p>
      <text:p text:style-name="P1"/>
      <text:p text:style-name="P1">8. ¿y el apartado de notación?</text:p>
      <text:p text:style-name="P1"/>
      <text:p text:style-name="P3">La manera en la que se representan los conceptos del modelo.</text:p>
      <text:p text:style-name="P1"/>
      <text:p text:style-name="P1">9. ¿Qué considera el estándar un sistema abierto? ¿Cuáles son las ventajas del modelo de interconexión propuesto?</text:p>
      <text:p text:style-name="P1"/>
      <text:p text:style-name="P3">Un sistema abierto es un conjunto de computadores, soporte, periféricos, etc… que forman un todo, con capacidad de procesamiento y/o transferencia pertinentes para OSI.</text:p>
      <text:p text:style-name="P3"/>
      <text:p text:style-name="P1">10. La cláusula 5 describe la arquitectura de capas. ¿Cuáles son los principios fundamentales con los que se construye? ¿qué son los servicios que presta una capa a otra? ¿y las unidades de información que se mencionan? ¿cuales son los modos de conexión?</text:p>
      <text:p text:style-name="P1"/>
      <text:p text:style-name="P6">Entre los principios fundamentales, nos encontramos con una división en capas que son subdivisiones de la arquitectura OSI, dentro de estas capas encontramos entidades pares, y esta a su vez se puede dividir en subcapas.</text:p>
      <text:p text:style-name="P6">A su vez, las capas prestan un servicio y cada una tiene una función. Cada capa se rige por un protocolo y tiene una entidad dentro del subsistema de clase.</text:p>
      <text:p text:style-name="P6">Cada capa ofrece unos servicios a través del punto de acceso al servicio (SAP) a una entidad N+1.</text:p>
      <text:p text:style-name="P7">Las unidades de información, son datos que se envían entre las diferentes entidades a través de diferentes modos de conexión.</text:p>
      <text:p text:style-name="P7">La conexión es una asociación solicitada por una entidad para la transferencia de datos entre dos o más entidades (conexión extremo de conexión, conexión de puntos extremos múltiples)</text:p>
      <text:p text:style-name="P7"/>
      <text:p text:style-name="P1">11. ¿Qué describe la clausula 6? ¿cúal es la motivación o como se determinaron las 7 capas del modelo OSI?</text:p>
      <text:p text:style-name="P1"/>
      <text:p text:style-name="P1">12. ¿Qué información hay en la clausula 7? ¿Se corresponde con el contenido de las capas que has anotado al ver el vídeo?</text:p>
      <text:p text:style-name="P1"/>
      <text:p text:style-name="P1">13. ¿Qué información hay en la clausula 8?</text:p>
      <text:p text:style-name="P1"/>
      <text:p text:style-name="P1"><text:soft-page-break/>14. ¿Qué se indica en la cláusula 9? ¿Deberán llevar todos los estándares una cláusula como esta? ¿Por qué es importante en este caso?</text:p>
      <text:section text:style-name="Sect1" text:name="Sect1"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cosmic0 </meta:initial-creator>
    <meta:creation-date>2016-02-22T16:39:00Z</meta:creation-date>
    <dc:date>2016-03-06T16:44:42.927049056</dc:date>
    <meta:editing-cycles>9</meta:editing-cycles>
    <meta:editing-duration>PT36M</meta:editing-duration>
    <meta:document-statistic meta:table-count="0" meta:image-count="0" meta:object-count="0" meta:page-count="3" meta:paragraph-count="35" meta:word-count="611" meta:character-count="3647" meta:non-whitespace-character-count="3069"/>
    <meta:template xlink:type="simple" xlink:actuate="onRequest" xlink:title="" xlink:href="Normal.dotm"/>
  </office:meta>
</office:document-meta>
</file>